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2.0896in"/>
    </style:style>
    <style:style style:name="Table1.B" style:family="table-column">
      <style:table-column-properties style:column-width="2.090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Verdana" style:font-name-asian="Verdana1" style:font-name-complex="Verdana1"/>
    </style:style>
    <style:style style:name="P3" style:family="paragraph" style:parent-style-name="Standard">
      <style:paragraph-properties fo:line-height="100%" fo:text-align="justify" style:justify-single-word="false" fo:orphans="0" fo:widows="0"/>
      <style:text-properties style:font-name="Verdana" style:font-name-asian="Verdana1" style:font-name-complex="Verdana1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Verdana" style:font-name-asian="Verdana1" style:font-name-complex="Verdana1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style:font-name="Verdana" style:font-name-asian="Verdana1" style:font-name-complex="Verdana1"/>
    </style:style>
    <style:style style:name="P7" style:family="paragraph" style:parent-style-name="Standard">
      <style:paragraph-properties fo:margin-left="0.25in" fo:margin-right="0.2083in" fo:text-align="justify" style:justify-single-word="false" fo:text-indent="0in" style:auto-text-indent="false"/>
    </style:style>
    <style:style style:name="P8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11" style:family="paragraph" style:parent-style-name="Standard">
      <style:paragraph-properties fo:text-align="justify" style:justify-single-word="false"/>
      <style:text-properties fo:color="#00ff00" style:font-name="Verdana" style:font-name-asian="Verdana1" style:font-name-complex="Verdana1"/>
    </style:style>
    <style:style style:name="P12" style:family="paragraph" style:parent-style-name="Standard">
      <style:paragraph-properties fo:text-align="justify" style:justify-single-word="false"/>
      <style:text-properties style:font-name="Verdana" fo:font-weight="bold" style:font-name-asian="Verdana1" style:font-weight-asian="bold" style:font-name-complex="Verdana1"/>
    </style:style>
    <style:style style:name="P13" style:family="paragraph" style:parent-style-name="Standard">
      <style:paragraph-properties fo:line-height="100%" fo:text-align="justify" style:justify-single-word="false" fo:orphans="0" fo:widows="0"/>
      <style:text-properties style:font-name="Verdana" style:font-name-asian="Verdana1" style:font-name-complex="Verdana1"/>
    </style:style>
    <style:style style:name="P14" style:family="paragraph" style:parent-style-name="Standard">
      <style:paragraph-properties fo:text-align="justify" style:justify-single-word="false"/>
      <style:text-properties fo:color="#000000" style:font-name="Verdana" officeooo:rsid="0010f97a" officeooo:paragraph-rsid="0010f97a" style:font-name-asian="Verdana1" style:font-name-complex="Verdana1"/>
    </style:style>
    <style:style style:name="P15" style:family="paragraph" style:parent-style-name="Standard">
      <style:paragraph-properties fo:text-align="justify" style:justify-single-word="false"/>
      <style:text-properties fo:color="#000000" style:font-name="Verdana" officeooo:paragraph-rsid="0010f97a" style:font-name-asian="Verdana1" style:font-name-complex="Verdana1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Verdana" style:font-name-asian="Verdana1" style:font-name-complex="Verdana1"/>
    </style:style>
    <style:style style:name="P1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Verdana" fo:font-weight="bold" style:font-name-asian="Verdana1" style:font-weight-asian="bold" style:font-name-complex="Verdana1"/>
    </style:style>
    <style:style style:name="P1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1ef51" officeooo:paragraph-rsid="0011ef51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style:font-name="Verdana" style:font-name-asian="Verdana1" style:font-name-complex="Verdana1"/>
    </style:style>
    <style:style style:name="P20" style:family="paragraph" style:parent-style-name="Standard">
      <style:paragraph-properties fo:margin-left="0.25in" fo:margin-right="0.2083in" fo:text-align="justify" style:justify-single-word="false" fo:text-indent="0in" style:auto-text-indent="false"/>
      <style:text-properties style:font-name="Verdana" fo:background-color="#ffffff" style:font-name-asian="Verdana1" style:font-name-complex="Verdana1"/>
    </style:style>
    <style:style style:name="P21" style:family="paragraph" style:parent-style-name="Standard">
      <style:paragraph-properties fo:margin-left="0in" fo:margin-right="0.2083in" fo:text-align="justify" style:justify-single-word="false" fo:text-indent="0in" style:auto-text-indent="false"/>
      <style:text-properties style:font-name="Verdana" fo:background-color="#ffffff" style:font-name-asian="Verdana1" style:font-name-complex="Verdana1"/>
    </style:style>
    <style:style style:name="T1" style:family="text">
      <style:text-properties fo:font-style="italic" style:text-underline-style="solid" style:text-underline-width="auto" style:text-underline-color="font-color" style:font-style-asian="italic"/>
    </style:style>
    <style:style style:name="T2" style:family="text">
      <style:text-properties fo:font-style="italic" style:text-underline-style="none" style:font-style-asian="italic"/>
    </style:style>
    <style:style style:name="T3" style:family="text">
      <style:text-properties style:font-name="Verdana" style:font-name-asian="Verdana1" style:font-name-complex="Verdana1"/>
    </style:style>
    <style:style style:name="T4" style:family="text">
      <style:text-properties style:font-name="Verdana" officeooo:rsid="0010f97a" style:font-name-asian="Verdana1" style:font-name-complex="Verdana1"/>
    </style:style>
    <style:style style:name="T5" style:family="text">
      <style:text-properties style:font-name="Verdana" fo:background-color="#ffffff" loext:char-shading-value="0" style:font-name-asian="Verdana1" style:font-name-complex="Verdana1"/>
    </style:style>
    <style:style style:name="T6" style:family="text">
      <style:text-properties style:font-name="Verdana" fo:font-size="10pt" fo:background-color="#ffffff" loext:char-shading-value="0" style:font-name-asian="Verdana1" style:font-size-asian="10pt" style:font-name-complex="Verdana1" style:font-size-complex="10pt"/>
    </style:style>
    <style:style style:name="T7" style:family="text">
      <style:text-properties style:font-name="Times New Roman" fo:font-size="7pt" fo:background-color="#ffffff" loext:char-shading-value="0" style:font-name-asian="Times New Roman1" style:font-size-asian="7pt" style:font-name-complex="Times New Roman1" style:font-size-complex="7pt"/>
    </style:style>
    <style:style style:name="T8" style:family="text">
      <style:text-properties officeooo:rsid="0010f9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ESTINATARI:</text:p>
      <text:p text:style-name="P9">GENERALITAT DE CATALUNYA</text:p>
      <text:p text:style-name="P9">DEPARTAMENT D’EDUCACIÓ</text:p>
      <text:p text:style-name="Standard">Via Augusta, 202-226</text:p>
      <text:p text:style-name="Standard">08021 Barcelona</text:p>
      <text:p text:style-name="Standard"/>
      <text:p text:style-name="P10">EMISSOR:</text:p>
      <text:p text:style-name="P1">Assemblea de treballadores i treballadors de l’Institut / Escola Pública ................................................................, de <text:span text:style-name="T2">...................................</text:span>.</text:p>
      <text:p text:style-name="P11"/>
      <text:p text:style-name="P14">Dades de contacte a efectes de notificació: </text:p>
      <text:p text:style-name="P14"/>
      <text:p text:style-name="P14">....................................................................................................................</text:p>
      <text:p text:style-name="P14"/>
      <text:p text:style-name="P15"><text:span text:style-name="T8">.....................................................................................................................</text:span></text:p>
      <text:p text:style-name="P2"/>
      <text:p text:style-name="P2"/>
      <text:p text:style-name="P1">Per la present les persones sotasignants reunides en Assemblea de treballadores de<text:span text:style-name="T8">l centre públic .................................................</text:span> , de <text:span text:style-name="T8">la localitat de .....................................</text:span>, <text:span text:style-name="T4">a l’adreça <text:s/>.........................................................................</text:span></text:p>
      <text:p text:style-name="P2"/>
      <text:p text:style-name="P12">COMUNIQUEM:</text:p>
      <text:p text:style-name="P5">- Que el personal vetllador que treballa al nostre centre educatiu compleix les seves funcions amb professionalitat excel·lent.</text:p>
      <text:p text:style-name="P5">- Que les funcions a realitzar d’un/a vetllador/a són: </text:p>
      <text:p text:style-name="P7"><text:span text:style-name="T6">·</text:span><text:span text:style-name="T7"> <text:s text:c="6"/></text:span><text:span text:style-name="T5">Donar suport a l'equip de mestres a l'aula.</text:span></text:p>
      <text:p text:style-name="P20">· <text:s text:c="3"/>Col·laborar en les tasques que determini la direcció del centre.</text:p>
      <text:p text:style-name="P20">· <text:s text:c="3"/>Vetllar per a l'adquisició dels hàbits de la vida quotidiana a l'escola</text:p>
      <text:p text:style-name="P20">· <text:s text:c="2"/>Col·laborar amb el professorat del centre en les hores d'entrada i sortida dels alumnes objecte de la seva atenció.</text:p>
      <text:p text:style-name="P20">· <text:s text:c="2"/>Ajudar l'alumne en els seus desplaçaments a l'aula i pels espais del centre en general amb el seu mitjà de mobilitat (cadira de rodes, caminadors, bastons, etc.) per garantir la participació de l'alumne en totes les activitats.</text:p>
      <text:p text:style-name="P20">· <text:s text:c="3"/>Donar suport a la higiene personal dels alumnes objecte de la seva atenció (canviar bolquers, dutxa, acompanyar WC...).</text:p>
      <text:p text:style-name="P20">· <text:s/>Tenir cura de les pròtesis que porta l'alumnat: vetllar pel seu bon ús i procurar que es mantinguin en bones condicions. </text:p>
      <text:p text:style-name="P20">· <text:s text:c="3"/>Donar suport en els desplaçaments a l'exterior, en les sortides escolars i les activitats complementàries del centre (piscina, colònies, teatre, sortides en general...)</text:p>
      <text:p text:style-name="P20">· <text:s text:c="3"/>Donar suport a l'alumne al pati durant les hores d'esbarjo.</text:p>
      <text:p text:style-name="P20">· <text:s text:c="3"/>Donar suport i ajudar, si cal, aquests alumnes durant els àpats.</text:p>
      <text:p text:style-name="P20">· <text:s text:c="2"/>Aplicar programes de control d'esfínters per fer el seguiment del control d'aquest hàbit, si fos el cas.</text:p>
      <text:p text:style-name="P20">· <text:s text:c="3"/>Potenciar la relació afectiva amb els seus companys, afavorint el seu àmbit relacional. </text:p>
      <text:p text:style-name="P21">- Que els/les vetlladors/es ajuden també en el desenvolupament tant personal, cognitiu com emocional de l’alumne donant atencions individualitzades. </text:p>
      <text:p text:style-name="P21">- Que les funcions dels/les vetlladors/es als instituts de secundària són moltes <text:soft-page-break/>més de les mencionades. </text:p>
      <text:p text:style-name="P21">- Que l’atenció a la diversitat és un treball en equip no jeràrquic infravalorat per les institucions. </text:p>
      <text:p text:style-name="P5"/>
      <text:p text:style-name="P5">- Que l’externalització d’aquest servei per part de les institucions vulnera els seus drets laborals, contribueix a precaritzar la seva estabilitat professional i la seva dignitat personal.</text:p>
      <text:p text:style-name="P5">- Que la precarietat laboral en relació als horaris no afavoreixen a l’atenció que els alumnes necessiten.</text:p>
      <text:p text:style-name="P5">- Que els/les vetlladors/es no tenen un conveni exclusiu sent valorades, actualment, com a monitors/es de lleure. </text:p>
      <text:p text:style-name="P5">-Que els/les vetlladors/es són uns /unes referents importants dels alumnes NESE i NEE. </text:p>
      <text:p text:style-name="P5">-Que dins d’un aula els/les vetlladors/es ofereixen el suport a tot l’alumnat. </text:p>
      <text:p text:style-name="P5"/>
      <text:p text:style-name="P17">PER TANT, SOL·LICITEM:</text:p>
      <text:p text:style-name="P5">- Que .................................................................................................. com a vetlladores actuals o qualsevol personal vetllador que treballi en el futur al nostre centre educatiu sigui contractat / nomenat directament per la Generalitat de Catalunya, sense cap altre ens intermediari, subcontractador o externalitzador.</text:p>
      <text:p text:style-name="P5">-Que es valorin com a professionals. </text:p>
      <text:p text:style-name="P5">-Que els hi correspongui una jornada complerta i no per hores. </text:p>
      <text:p text:style-name="P5">-Que es modifiquin les funcions dels/les vetlladors/es donant veracitat i visibilitat a les situacions i contextos diaris de les escoles i instituts. </text:p>
      <text:p text:style-name="P5"/>
      <text:p text:style-name="P5"/>
      <text:p text:style-name="P5">Amb cordialitat i a l’espera d’una resposta escrita a l’adreça amunt esmentada,</text:p>
      <text:p text:style-name="P5"/>
      <text:p text:style-name="P5"/>
      <text:p text:style-name="P18"><text:span text:style-name="T3">A ..............., ..... de ..................... de .................</text:span></text:p>
      <text:p text:style-name="P5"><text:s/></text:p>
      <text:p text:style-name="P5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  <text:p text:style-name="P6"/>
            <text:p text:style-name="P6">NOM</text:p>
            <text:p text:style-name="P6"/>
            <text:p text:style-name="P6">DNI</text:p>
          </table:table-cell>
          <table:table-cell table:style-name="Table1.A1" office:value-type="string">
            <text:p text:style-name="P6"/>
            <text:p text:style-name="P6"/>
            <text:p text:style-name="P6"/>
            <text:p text:style-name="P6"/>
            <text:p text:style-name="P3">NOM</text:p>
            <text:p text:style-name="P3"/>
            <text:p text:style-name="P3">DNI</text:p>
          </table:table-cell>
          <table:table-cell table:style-name="Table1.A1" office:value-type="string">
            <text:p text:style-name="P6"/>
            <text:p text:style-name="P6"/>
            <text:p text:style-name="P6"/>
            <text:p text:style-name="P6"/>
            <text:p text:style-name="P3">NOM</text:p>
            <text:p text:style-name="P3"/>
            <text:p text:style-name="P3">DNI</text:p>
          </table:table-cell>
        </table:table-row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  <text:p text:style-name="P6"/>
            <text:p text:style-name="P3">NOM</text:p>
            <text:p text:style-name="P3"/>
            <text:p text:style-name="P3">DNI</text:p>
          </table:table-cell>
          <table:table-cell table:style-name="Table1.A1" office:value-type="string">
            <text:p text:style-name="P6"/>
            <text:p text:style-name="P6"/>
            <text:p text:style-name="P6"/>
            <text:p text:style-name="P6"/>
            <text:p text:style-name="P3">NOM</text:p>
            <text:p text:style-name="P3"/>
            <text:p text:style-name="P3">DNI</text:p>
          </table:table-cell>
          <table:table-cell table:style-name="Table1.A1" office:value-type="string">
            <text:p text:style-name="P6"/>
            <text:p text:style-name="P6"/>
            <text:p text:style-name="P6"/>
            <text:p text:style-name="P6"/>
            <text:p text:style-name="P3">NOM</text:p>
            <text:p text:style-name="P3"/>
            <text:p text:style-name="P3">DNI</text:p>
          </table:table-cell>
        </table:table-row>
        <table:table-row table:style-name="Table1.1">
          <table:table-cell table:style-name="Table1.A1" office:value-type="string">
            <text:p text:style-name="P3"/>
            <text:p text:style-name="P3"/>
            <text:p text:style-name="P3"/>
            <text:p text:style-name="P3"><text:soft-page-break/></text:p>
            <text:p text:style-name="P3">NOM</text:p>
            <text:p text:style-name="P3"/>
            <text:p text:style-name="P3">DNI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><text:soft-page-break/></text:p>
            <text:p text:style-name="P3">NOM</text:p>
            <text:p text:style-name="P3"/>
            <text:p text:style-name="P3">DNI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><text:soft-page-break/></text:p>
            <text:p text:style-name="P3">NOM</text:p>
            <text:p text:style-name="P3"/>
            <text:p text:style-name="P3">DNI</text:p>
          </table:table-cell>
        </table:table-row>
        <table:table-row table:style-name="Table1.1"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</table:table-row>
        <table:table-row table:style-name="Table1.1"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</table:table-row>
        <table:table-row table:style-name="Table1.1"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</table:table-row>
        <table:table-row table:style-name="Table1.1"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</table:table-row>
        <table:table-row table:style-name="Table1.1"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</table:table-row>
        <table:table-row table:style-name="Table1.1"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</table:table-row>
        <table:table-row table:style-name="Table1.1"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<text:soft-page-break/>NOM</text:p>
            <text:p text:style-name="P3"/>
            <text:p text:style-name="P3">DNI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<text:soft-page-break/>NOM</text:p>
            <text:p text:style-name="P3"/>
            <text:p text:style-name="P3">DNI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<text:soft-page-break/>NOM</text:p>
            <text:p text:style-name="P3"/>
            <text:p text:style-name="P3">DNI</text:p>
          </table:table-cell>
        </table:table-row>
        <table:table-row table:style-name="Table1.1"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</table:table-row>
        <table:table-row table:style-name="Table1.1"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</table:table-row>
        <table:table-row table:style-name="Table1.1"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</table:table-row>
        <table:table-row table:style-name="Table1.1"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</table:table-row>
        <table:table-row table:style-name="Table1.1"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</table:table-row>
        <table:table-row table:style-name="Table1.1"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</table:table-row>
        <table:table-row table:style-name="Table1.1"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><text:soft-page-break/></text:p>
            <text:p text:style-name="P3">DNI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><text:soft-page-break/></text:p>
            <text:p text:style-name="P3">DNI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><text:soft-page-break/></text:p>
            <text:p text:style-name="P3">DNI</text:p>
          </table:table-cell>
        </table:table-row>
        <table:table-row table:style-name="Table1.1"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</table:table-row>
        <table:table-row table:style-name="Table1.1"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</table:table-row>
        <table:table-row table:style-name="Table1.1"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</table:table-row>
        <table:table-row table:style-name="Table1.1"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</table:table-row>
        <table:table-row table:style-name="Table1.1"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</table:table-row>
        <table:table-row table:style-name="Table1.1"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DNI</text:p>
          </table:table-cell>
        </table:table-row>
        <table:table-row table:style-name="Table1.1"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<text:soft-page-break/>DNI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<text:soft-page-break/>DNI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>NOM</text:p>
            <text:p text:style-name="P3"/>
            <text:p text:style-name="P3"><text:soft-page-break/>DNI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29in" fo:margin-bottom="1in" fo:margin-left="1in" fo:margin-right="1in" style:writing-mode="lr-tb" style:layout-grid-color="#c0c0c0" style:layout-grid-lines="2616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Linux_X86_64 LibreOffice_project/20$Build-2</meta:generator>
    <dc:date>2019-08-23T10:26:32.380569439</dc:date>
    <meta:editing-duration>PT3M24S</meta:editing-duration>
    <meta:editing-cycles>2</meta:editing-cycles>
    <meta:document-statistic meta:table-count="1" meta:image-count="0" meta:object-count="0" meta:page-count="6" meta:paragraph-count="186" meta:word-count="678" meta:character-count="4482" meta:non-whitespace-character-count="3940"/>
  </office:meta>
</office:document-meta>
</file>